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506" officeooo:paragraph-rsid="001b9506"/>
    </style:style>
    <style:style style:name="P2" style:family="paragraph" style:parent-style-name="Standard" style:list-style-name="L1">
      <style:paragraph-properties fo:margin-top="0.101cm" fo:margin-bottom="0.101cm" loext:contextual-spacing="false" fo:text-align="justify" style:justify-single-word="false"/>
      <style:text-properties officeooo:rsid="001b9506" officeooo:paragraph-rsid="001b9506"/>
    </style:style>
    <style:style style:name="P3" style:family="paragraph" style:parent-style-name="Standard" style:list-style-name="L1">
      <style:paragraph-properties fo:margin-top="0.101cm" fo:margin-bottom="0.101cm" loext:contextual-spacing="false" fo:text-align="justify" style:justify-single-word="false"/>
      <style:text-properties officeooo:rsid="001bc777" officeooo:paragraph-rsid="001bc777"/>
    </style:style>
    <style:style style:name="P4" style:family="paragraph" style:parent-style-name="Standard">
      <style:paragraph-properties fo:margin-top="0.101cm" fo:margin-bottom="0.101cm" loext:contextual-spacing="false" fo:text-align="justify" style:justify-single-word="false"/>
    </style:style>
    <style:style style:name="P5" style:family="paragraph" style:parent-style-name="Standard" style:list-style-name="L2">
      <style:paragraph-properties fo:margin-top="0.101cm" fo:margin-bottom="0.101cm" loext:contextual-spacing="false" fo:text-align="justify" style:justify-single-word="false"/>
    </style:style>
    <style:style style:name="P6" style:family="paragraph" style:parent-style-name="Standard" style:list-style-name="L3">
      <style:paragraph-properties fo:margin-top="0.101cm" fo:margin-bottom="0.101cm" loext:contextual-spacing="false" fo:text-align="justify" style:justify-single-word="false"/>
    </style:style>
    <style:style style:name="P7" style:family="paragraph" style:parent-style-name="Standard" style:list-style-name="L4">
      <style:paragraph-properties fo:margin-top="0.101cm" fo:margin-bottom="0.101cm" loext:contextual-spacing="false" fo:text-align="justify" style:justify-single-word="false"/>
    </style:style>
    <style:style style:name="P8" style:family="paragraph" style:parent-style-name="Standard" style:list-style-name="L5">
      <style:paragraph-properties fo:margin-top="0.101cm" fo:margin-bottom="0.101cm" loext:contextual-spacing="false" fo:text-align="justify" style:justify-single-word="false"/>
    </style:style>
    <style:style style:name="P9" style:family="paragraph" style:parent-style-name="Standard" style:list-style-name="L6">
      <style:paragraph-properties fo:margin-top="0.101cm" fo:margin-bottom="0.101cm" loext:contextual-spacing="false" fo:text-align="justify" style:justify-single-word="false"/>
    </style:style>
    <style:style style:name="P10" style:family="paragraph" style:parent-style-name="Standard" style:list-style-name="L7">
      <style:paragraph-properties fo:margin-top="0.101cm" fo:margin-bottom="0.101cm" loext:contextual-spacing="false" fo:text-align="justify" style:justify-single-word="false"/>
    </style:style>
    <style:style style:name="P11" style:family="paragraph" style:parent-style-name="Standard" style:list-style-name="L8">
      <style:paragraph-properties fo:margin-top="0.101cm" fo:margin-bottom="0.101cm" loext:contextual-spacing="false" fo:text-align="justify" style:justify-single-word="false"/>
    </style:style>
    <style:style style:name="P12" style:family="paragraph" style:parent-style-name="Standard">
      <style:paragraph-properties fo:margin-top="0.101cm" fo:margin-bottom="0.101cm" loext:contextual-spacing="false"/>
      <style:text-properties fo:font-weight="bold" style:font-weight-asian="bold" style:font-weight-complex="bold"/>
    </style:style>
    <style:style style:name="P13" style:family="paragraph" style:parent-style-name="Standard">
      <style:paragraph-properties fo:margin-top="0.101cm" fo:margin-bottom="0.101cm" loext:contextual-spacing="false" fo:text-align="justify" style:justify-single-word="false"/>
      <style:text-properties fo:font-weight="bold" officeooo:rsid="001e7d5f" officeooo:paragraph-rsid="001e7d5f" style:font-weight-asian="bold" style:font-weight-complex="bold"/>
    </style:style>
    <style:style style:name="P14" style:family="paragraph" style:parent-style-name="Standard">
      <style:paragraph-properties fo:margin-top="0.101cm" fo:margin-bottom="0.101cm" loext:contextual-spacing="false" fo:text-align="justify" style:justify-single-word="false"/>
      <style:text-properties fo:font-weight="bold" style:font-weight-asian="bold" style:font-weight-complex="bold"/>
    </style:style>
    <style:style style:name="P15" style:family="paragraph" style:parent-style-name="Standard">
      <style:paragraph-properties fo:margin-top="0.201cm" fo:margin-bottom="0.201cm" loext:contextual-spacing="false" fo:text-align="justify" style:justify-single-word="false"/>
    </style:style>
    <style:style style:name="P16" style:family="paragraph" style:parent-style-name="Standard">
      <style:paragraph-properties fo:margin-top="0.201cm" fo:margin-bottom="0.201cm" loext:contextual-spacing="false" fo:text-align="justify" style:justify-single-word="false"/>
      <style:text-properties fo:font-weight="bold" style:font-weight-asian="bold" style:font-weight-complex="bold"/>
    </style:style>
    <style:style style:name="P17" style:family="paragraph" style:parent-style-name="Standard">
      <style:paragraph-properties fo:margin-top="0.302cm" fo:margin-bottom="0.302cm" loext:contextual-spacing="false" fo:text-align="justify" style:justify-single-word="false"/>
    </style:style>
    <style:style style:name="P18" style:family="paragraph" style:parent-style-name="Standard">
      <style:paragraph-properties fo:margin-top="0.402cm" fo:margin-bottom="0.402cm" loext:contextual-spacing="false" fo:text-align="justify" style:justify-single-word="false"/>
    </style:style>
    <style:style style:name="T1" style:family="text">
      <style:text-properties loext:padding="0.049cm" loext:border="0.06pt solid #e3e3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3">Basic Kubernetes concepts </text:p>
      <text:p text:style-name="P13"/>
      <text:p text:style-name="P4">Table of Contents</text:p>
      <text:list xml:id="list3824346548" text:style-name="L2">
        <text:list-item>
          <text:p text:style-name="P5">Introduction to Containerization &amp; Orchestration</text:p>
        </text:list-item>
        <text:list-item>
          <text:p text:style-name="P5">Understanding Cloud Basics</text:p>
        </text:list-item>
        <text:list-item>
          <text:p text:style-name="P5">YAML and Declarative Configurations in Kubernetes</text:p>
        </text:list-item>
        <text:list-item>
          <text:p text:style-name="P5">Networking Basics in Kubernetes</text:p>
        </text:list-item>
        <text:list-item>
          <text:p text:style-name="P5">Terminal Basics for Kubernetes Operations</text:p>
        </text:list-item>
        <text:list-item>
          <text:p text:style-name="P5">Conclusion</text:p>
        </text:list-item>
      </text:list>
      <text:p text:style-name="P4"/>
      <text:p text:style-name="P14">1. Introduction to Containerization &amp; Orchestration</text:p>
      <text:p text:style-name="P14"/>
      <text:p text:style-name="P14">Containerization</text:p>
      <text:p text:style-name="P17">Containerization is a method of packaging, distributing, and running applications and their dependencies in isolated environments called containers. Containers provide a lightweight and consistent runtime environment, ensuring that applications run consistently across different computing environments.</text:p>
      <text:p text:style-name="P14">Orchestration</text:p>
      <text:p text:style-name="P18">Orchestration involves managing and coordinating the deployment, scaling, and operation of containerized applications. Kubernetes is one of the most popular container orchestration platforms, providing features for automating the deployment, scaling, and management of containerized applications.</text:p>
      <text:p text:style-name="P4"/>
      <text:p text:style-name="P14">2. Understanding Cloud Basics</text:p>
      <text:p text:style-name="P4"/>
      <text:p text:style-name="P14">Cloud Computing</text:p>
      <text:p text:style-name="P17">Cloud computing refers to the delivery of computing services—including servers, storage, databases, networking, software, and analytics—over the Internet (the cloud) to offer faster innovation, flexible resources, and economies of scale.</text:p>
      <text:p text:style-name="P17">Cloud Service Models</text:p>
      <text:list xml:id="list2314549362" text:style-name="L3">
        <text:list-item>
          <text:p text:style-name="P6">Infrastructure as a Service (IaaS)</text:p>
        </text:list-item>
        <text:list-item>
          <text:p text:style-name="P6">Platform as a Service (PaaS)</text:p>
        </text:list-item>
        <text:list-item>
          <text:p text:style-name="P6">Software as a Service (SaaS)</text:p>
        </text:list-item>
      </text:list>
      <text:p text:style-name="P15">Cloud Deployment Models</text:p>
      <text:list xml:id="list3357483329" text:style-name="L4">
        <text:list-item>
          <text:p text:style-name="P7">Public Cloud</text:p>
        </text:list-item>
        <text:list-item>
          <text:p text:style-name="P7"><text:soft-page-break/>Private Cloud</text:p>
        </text:list-item>
        <text:list-item>
          <text:p text:style-name="P7">Hybrid Cloud</text:p>
        </text:list-item>
        <text:list-item>
          <text:p text:style-name="P7">Multi-cloud</text:p>
        </text:list-item>
      </text:list>
      <text:p text:style-name="P4"/>
      <text:p text:style-name="P16">3. YAML and Declarative Configurations in Kubernetes</text:p>
      <text:p text:style-name="P4">YAML (YAML Ain't Markup Language)</text:p>
      <text:p text:style-name="P4">YAML is a human-readable data serialization format commonly used for configuration files in Kubernetes. It is simple, easy to understand, and allows for the representation of complex data structures in a readable format.</text:p>
      <text:p text:style-name="P15">Declarative Configuration</text:p>
      <text:p text:style-name="P4">Kubernetes uses declarative configuration files, typically written in YAML, to define the desired state of applications, infrastructure, and resources. The Kubernetes control plane then reconciles the actual state with the desired state, ensuring that the system remains in the desired state.</text:p>
      <text:p text:style-name="P4"/>
      <text:p text:style-name="P16">4. Networking Basics in Kubernetes</text:p>
      <text:p text:style-name="P4">Kubernetes Networking Model</text:p>
      <text:list xml:id="list545646605" text:style-name="L5">
        <text:list-item>
          <text:p text:style-name="P8">Pod-to-Pod Communication</text:p>
        </text:list-item>
        <text:list-item>
          <text:p text:style-name="P8">Pod-to-Service Communication</text:p>
        </text:list-item>
        <text:list-item>
          <text:p text:style-name="P8">External Traffic Ingress</text:p>
        </text:list-item>
      </text:list>
      <text:p text:style-name="P4">Kubernetes Networking Components</text:p>
      <text:list xml:id="list2437455318" text:style-name="L6">
        <text:list-item>
          <text:p text:style-name="P9">Pod Network</text:p>
        </text:list-item>
        <text:list-item>
          <text:p text:style-name="P9">Service Network</text:p>
        </text:list-item>
        <text:list-item>
          <text:p text:style-name="P9">Ingress Controller</text:p>
        </text:list-item>
      </text:list>
      <text:p text:style-name="P4"/>
      <text:p text:style-name="P16">5. Terminal Basics for Kubernetes Operations</text:p>
      <text:p text:style-name="P15">Basic Terminal Commands</text:p>
      <text:list xml:id="list1528720604" text:style-name="L7">
        <text:list-item>
          <text:p text:style-name="P10"><text:span text:style-name="Source_20_Text">kubectl</text:span>: Kubernetes command-line tool for interacting with the cluster</text:p>
        </text:list-item>
        <text:list-item>
          <text:p text:style-name="P10"><text:span text:style-name="Source_20_Text">kubectl get</text:span>: Retrieve information about resources</text:p>
        </text:list-item>
        <text:list-item>
          <text:p text:style-name="P10"><text:span text:style-name="Source_20_Text">kubectl describe</text:span>: Display detailed information about resources</text:p>
        </text:list-item>
        <text:list-item>
          <text:p text:style-name="P10"><text:span text:style-name="Source_20_Text">kubectl apply</text:span>: Apply configuration changes to the cluster</text:p>
        </text:list-item>
        <text:list-item>
          <text:p text:style-name="P10"><text:span text:style-name="Source_20_Text">kubectl logs</text:span>: View logs of a container in a pod</text:p>
        </text:list-item>
        <text:list-item>
          <text:p text:style-name="P10"><text:span text:style-name="Source_20_Text">kubectl exec</text:span>: Execute commands in a container in a pod</text:p>
        </text:list-item>
      </text:list>
      <text:p text:style-name="P4">Common Operations</text:p>
      <text:list xml:id="list2341519867" text:style-name="L8">
        <text:list-item>
          <text:p text:style-name="P11">Creating and managing deployments</text:p>
        </text:list-item>
        <text:list-item>
          <text:p text:style-name="P11">Scaling applications</text:p>
        </text:list-item>
        <text:list-item>
          <text:p text:style-name="P11">Exposing applications via services</text:p>
        </text:list-item>
        <text:list-item>
          <text:p text:style-name="P11">Troubleshooting and debugging</text:p>
        </text:list-item>
      </text:list>
      <text:p text:style-name="P12"><text:soft-page-break/>6. Conclusion</text:p>
      <text:p text:style-name="Standard">This document provided an overview of key concepts and basics related to Kubernetes, including containerization, cloud computing, YAML configuration, networking, and terminal operations. By understanding these concepts, users can effectively leverage Kubernetes for deploying and managing containerized applications in cloud environment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7T10:33:58.338688136</meta:creation-date>
    <dc:date>2024-03-12T15:01:54.463485642</dc:date>
    <meta:editing-duration>PT42M56S</meta:editing-duration>
    <meta:editing-cycles>4</meta:editing-cycles>
    <meta:generator>LibreOffice/6.4.7.2$Linux_X86_64 LibreOffice_project/40$Build-2</meta:generator>
    <meta:document-statistic meta:table-count="0" meta:image-count="0" meta:object-count="0" meta:page-count="3" meta:paragraph-count="54" meta:word-count="432" meta:character-count="3148" meta:non-whitespace-character-count="2800"/>
  </office:meta>
</office:document-meta>
</file>